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deMetaDataHandler.SourceNodeMetaDataHandler( ServiceManager manager , String sourceUri , ContentHolder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NodeMetaDataHandler.loadLegacyMetaData( Document xm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ourceNodeMetaDataHandler.getMetaDataMap( String namespa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NodeMetaDataHandler.getMetaDataNamespaceUri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NodeMetaDataHandler.getMetaData( String namespace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urceNodeMetaDataHandler.loadMetaData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ourceNodeMetaDataHandler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MetaDataHandler.getValues( String namespaceUri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NodeMetaDataHandler.removeAllValues( String namespaceUri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MetaDataHandler.setValue( String namespaceUri ,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MetaDataHandler.getValues( String namespaceUri , String key , int revisio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NodeMetaDataHandler.getValueList( String namespaceUri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urceNodeMetaDataHandler.addValue( String namespaceUri ,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